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201cm" fo:margin-bottom="0.201cm" style:contextual-spacing="false" fo:line-height="100%"/>
      <style:text-properties officeooo:rsid="000cb393" officeooo:paragraph-rsid="000cb393"/>
    </style:style>
    <style:style style:name="P2" style:family="paragraph" style:parent-style-name="Standard">
      <style:paragraph-properties fo:margin-top="0.201cm" fo:margin-bottom="0.201cm" style:contextual-spacing="false" fo:line-height="100%"/>
      <style:text-properties officeooo:paragraph-rsid="001462d7"/>
    </style:style>
    <style:style style:name="P3" style:family="paragraph" style:parent-style-name="Subtitle">
      <style:text-properties officeooo:rsid="001a05e0" officeooo:paragraph-rsid="001a05e0"/>
    </style:style>
    <style:style style:name="P4" style:family="paragraph" style:parent-style-name="Standard">
      <style:text-properties officeooo:paragraph-rsid="002d703d"/>
    </style:style>
    <style:style style:name="P5" style:family="paragraph" style:parent-style-name="Standard">
      <style:text-properties officeooo:rsid="002d703d" officeooo:paragraph-rsid="002d703d"/>
    </style:style>
    <style:style style:name="T1" style:family="text">
      <style:text-properties officeooo:rsid="000f67ab"/>
    </style:style>
    <style:style style:name="T2" style:family="text">
      <style:text-properties officeooo:rsid="001127ef"/>
    </style:style>
    <style:style style:name="T3" style:family="text">
      <style:text-properties officeooo:rsid="0013351d"/>
    </style:style>
    <style:style style:name="T4" style:family="text">
      <style:text-properties officeooo:rsid="00181fb5"/>
    </style:style>
    <style:style style:name="T5" style:family="text">
      <style:text-properties officeooo:rsid="001ba72b"/>
    </style:style>
    <style:style style:name="T6" style:family="text">
      <style:text-properties officeooo:rsid="001effb2"/>
    </style:style>
    <style:style style:name="T7" style:family="text">
      <style:text-properties officeooo:rsid="00207112"/>
    </style:style>
    <style:style style:name="T8" style:family="text">
      <style:text-properties officeooo:rsid="0021fbd3"/>
    </style:style>
    <style:style style:name="T9" style:family="text">
      <style:text-properties officeooo:rsid="00237fbf"/>
    </style:style>
    <style:style style:name="T10" style:family="text">
      <style:text-properties fo:language="en" fo:country="GB" officeooo:rsid="001462d7"/>
    </style:style>
    <style:style style:name="T11" style:family="text">
      <style:text-properties fo:language="en" fo:country="GB" officeooo:rsid="00181fb5"/>
    </style:style>
    <style:style style:name="T12" style:family="text">
      <style:text-properties fo:language="en" fo:country="GB" officeooo:rsid="00188d93"/>
    </style:style>
    <style:style style:name="T13" style:family="text">
      <style:text-properties fo:language="en" fo:country="GB" officeooo:rsid="001d7a9a"/>
    </style:style>
    <style:style style:name="T14" style:family="text">
      <style:text-properties fo:language="en" fo:country="GB" officeooo:rsid="0023c515"/>
    </style:style>
    <style:style style:name="T15" style:family="text">
      <style:text-properties fo:language="en" fo:country="GB" officeooo:rsid="0024ae6b"/>
    </style:style>
    <style:style style:name="T16" style:family="text">
      <style:text-properties officeooo:rsid="0025e2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is Website</text:p>
      <text:p text:style-name="P3">Intro</text:p>
      <text:p text:style-name="P1">This website was built using my own &lt;<text:span text:style-name="T16">a href=https://github.com/c3ypt1c/Website&gt;</text:span>open source code&lt;/<text:span text:style-name="T16">a&gt;</text:span>. I’ve<text:span text:style-name="T5"> </text:span>made it in such a way that it allows users to download the website in full, excluding all of the project <text:span text:style-name="T6">files (the file would be too big)</text:span>. The <text:span text:style-name="T3">one of</text:span> most impressive part<text:span text:style-name="T3">s</text:span> is that I’ve developed technologies that allows people to download the website without any external sources, <text:span text:style-name="T7">(&lt;a href=down.html target=_blank download&gt;go on, try it!&lt;/a&gt;)</text:span>. This means that images and other media in this page have been embedded into a single HTML file. This includes, but is not limited to: &lt;ul&gt;&lt;li&gt;<text:span text:style-name="T1">Images&lt;/li&gt;</text:span>&lt;<text:span text:style-name="T1">li&gt;Style Sheets&lt;/li&gt;&lt;li&gt;Scripts&lt;/li&gt;&lt;li&gt;External Resources&lt;/li&gt;&lt;/ul&gt;</text:span></text:p>
      <text:p text:style-name="P4">You will see that if you download this website by using the download link, you will be able to still browse it and use it as if it was the main website, even without an internet connection. </text:p>
      <text:p text:style-name="P4"/>
      <text:p text:style-name="P5">If you’re very old school, you can also &lt;a href=bare.html&gt;view this page without any media&lt;/a&gt;, CSS or JavaScript. It works just as well. <text:s/></text:p>
      <text:p text:style-name="P3">Data URIs</text:p>
      <text:p text:style-name="Standard">The way I encode data is by using &lt;<text:span text:style-name="T2">a href=https://css-tricks.com/data-uris/&gt;</text:span>Data URIs&lt;/<text:span text:style-name="T2">a&gt;</text:span>. <text:span text:style-name="T4">While using URIs on a standard page is very silly as it doesn’t take advantage of the &lt;</text:span><text:span text:style-name="T8">a href=https://medium.com/@factoryhr/http-2-the-difference-between-http-1-1-benefits-and-how-to-use-it-38094fa0e95b&gt;</text:span><text:span text:style-name="T4">latest HTTP technologies&lt;/</text:span><text:span text:style-name="T8">a&gt;</text:span><text:span text:style-name="T4">, in this case, it fits perfectly simply because my website could no longer exist and you would still have a perfect snapshot of it years later. </text:span><text:span text:style-name="T9">It also impresses my peers.</text:span></text:p>
      <text:p text:style-name="P3">Odt</text:p>
      <text:p text:style-name="P2"><text:span text:style-name="T10">Another part that is very worth mentioning </text:span><text:span text:style-name="T11">is that I generate my pages from the &lt;</text:span><text:span text:style-name="T12">a href=https://en.wikipedia.org/wiki/OpenDocument&gt;</text:span><text:span text:style-name="T11">odt&lt;/</text:span><text:span text:style-name="T12">a&gt;</text:span><text:span text:style-name="T11"> format. </text:span><text:span text:style-name="T13">This format allows me to write this very document in LibreOffice, where I have spell check and other important tools to help me write. </text:span><text:span text:style-name="T14">This is important because as the technologies will evolve and the tools will evolve, it’s important to use something solid to base your website on. In my case, I’ve decided that it would be the best to base it on an open standard that even &lt;a href=https://support.microsoft.com/en-us/office/use-word-to-open-or-save-a-document-in-the-opendocument-text-odt-format-20e5189f-86f8-4d8f-ae74-ea06b7df3b0e&gt;Microsoft Office&lt;/a&gt; supports. </text:span><text:span text:style-name="T15">Given this stability</text:span><text:span text:style-name="T14">, I really don’t see this format dying any time soon. </text:span><text:span text:style-name="T15">I can be certain that it will last a long time. And if it doesn’t, I could always find a better forma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6T19:57:50.868642298</meta:creation-date>
    <dc:date>2021-02-08T11:19:34.765303722</dc:date>
    <meta:editing-duration>P1DT1H52M42S</meta:editing-duration>
    <meta:editing-cycles>33</meta:editing-cycles>
    <meta:generator>LibreOffice/7.0.4.2$Linux_X86_64 LibreOffice_project/00$Build-2</meta:generator>
    <meta:document-statistic meta:table-count="0" meta:image-count="0" meta:object-count="0" meta:page-count="1" meta:paragraph-count="9" meta:word-count="352" meta:character-count="2415" meta:non-whitespace-character-count="2069"/>
  </office:meta>
</office:document-meta>
</file>